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  <style:text-properties fo:font-weight="bold" officeooo:rsid="002389ce" officeooo:paragraph-rsid="002389ce" style:font-weight-asian="bold" style:font-weight-complex="bold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2389ce"/>
    </style:style>
    <style:style style:name="P5" style:family="paragraph" style:parent-style-name="Text_20_body">
      <style:paragraph-properties fo:text-align="end" style:justify-single-word="false"/>
      <style:text-properties officeooo:paragraph-rsid="0022d970"/>
    </style:style>
    <style:style style:name="P6" style:family="paragraph" style:parent-style-name="Text_20_body">
      <style:paragraph-properties fo:text-align="end" style:justify-single-word="false"/>
      <style:text-properties officeooo:rsid="002017e9" officeooo:paragraph-rsid="002017e9"/>
    </style:style>
    <style:style style:name="P7" style:family="paragraph" style:parent-style-name="Text_20_body">
      <style:paragraph-properties fo:text-align="end" style:justify-single-word="false"/>
      <style:text-properties officeooo:rsid="00220113" officeooo:paragraph-rsid="00220113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22d970" officeooo:paragraph-rsid="0022d970" style:font-size-asian="12pt" style:font-size-complex="12pt"/>
    </style:style>
    <style:style style:name="P9" style:family="paragraph" style:parent-style-name="Text_20_body">
      <style:paragraph-properties fo:text-align="end" style:justify-single-word="false"/>
      <style:text-properties fo:font-size="12pt" officeooo:rsid="0022d970" officeooo:paragraph-rsid="0022d970" style:font-size-asian="12pt" style:font-size-complex="12pt"/>
    </style:style>
    <style:style style:name="P10" style:family="paragraph" style:parent-style-name="Text_20_body">
      <style:paragraph-properties fo:text-align="end" style:justify-single-word="false"/>
      <style:text-properties fo:font-size="12pt" officeooo:paragraph-rsid="0022d970" style:font-size-asian="12pt" style:font-size-complex="12pt"/>
    </style:style>
    <style:style style:name="P11" style:family="paragraph" style:parent-style-name="Text_20_body">
      <style:paragraph-properties fo:text-align="end" style:justify-single-word="false"/>
      <style:text-properties fo:font-size="12pt" fo:font-weight="normal" officeooo:rsid="0022d970" officeooo:paragraph-rsid="0022d970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22d970" officeooo:paragraph-rsid="0022d97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rsid="0022d970" officeooo:paragraph-rsid="0022d970"/>
    </style:style>
    <style:style style:name="P14" style:family="paragraph" style:parent-style-name="Text_20_body">
      <style:text-properties officeooo:rsid="0022d970" officeooo:paragraph-rsid="0022d970"/>
    </style:style>
    <style:style style:name="P15" style:family="paragraph" style:parent-style-name="Text_20_body">
      <style:paragraph-properties fo:text-align="end" style:justify-single-word="false"/>
      <style:text-properties officeooo:rsid="0022d970" officeooo:paragraph-rsid="0022d970"/>
    </style:style>
    <style:style style:name="P16" style:family="paragraph" style:parent-style-name="Text_20_body">
      <style:paragraph-properties fo:text-align="start" style:justify-single-word="false"/>
      <style:text-properties officeooo:paragraph-rsid="0022d970"/>
    </style:style>
    <style:style style:name="P17" style:family="paragraph" style:parent-style-name="Text_20_body">
      <style:paragraph-properties fo:text-align="end" style:justify-single-word="false"/>
      <style:text-properties officeooo:rsid="002389ce" officeooo:paragraph-rsid="002389ce"/>
    </style:style>
    <style:style style:name="P18" style:family="paragraph" style:parent-style-name="Text_20_body">
      <style:text-properties officeooo:rsid="002389ce" officeooo:paragraph-rsid="002389ce"/>
    </style:style>
    <style:style style:name="P19" style:family="paragraph" style:parent-style-name="Text_20_body">
      <style:paragraph-properties fo:text-align="center" style:justify-single-word="false"/>
      <style:text-properties officeooo:rsid="002389ce" officeooo:paragraph-rsid="002389ce"/>
    </style:style>
    <style:style style:name="P20" style:family="paragraph" style:parent-style-name="Text_20_body">
      <style:paragraph-properties fo:text-align="start" style:justify-single-word="false"/>
      <style:text-properties officeooo:rsid="002389ce" officeooo:paragraph-rsid="002389ce"/>
    </style:style>
    <style:style style:name="P21" style:family="paragraph" style:parent-style-name="Text_20_body">
      <style:paragraph-properties fo:text-align="end" style:justify-single-word="false"/>
      <style:text-properties fo:font-size="13pt" officeooo:paragraph-rsid="002389ce" style:font-size-asian="13pt" style:font-size-complex="13pt"/>
    </style:style>
    <style:style style:name="P22" style:family="paragraph" style:parent-style-name="Text_20_body">
      <style:text-properties fo:font-size="13pt" officeooo:rsid="002389ce" officeooo:paragraph-rsid="002389ce" style:font-size-asian="13pt" style:font-size-complex="13pt"/>
    </style:style>
    <style:style style:name="P23" style:family="paragraph" style:parent-style-name="Text_20_body">
      <style:paragraph-properties fo:text-align="end" style:justify-single-word="false"/>
      <style:text-properties fo:color="#c9211e" loext:opacity="100%" officeooo:rsid="002389ce" officeooo:paragraph-rsid="002389ce"/>
    </style:style>
    <style:style style:name="P24" style:family="paragraph" style:parent-style-name="Text_20_body">
      <style:text-properties fo:color="#c9211e" loext:opacity="100%" officeooo:rsid="00255f90" officeooo:paragraph-rsid="00255f90"/>
    </style:style>
    <style:style style:name="P25" style:family="paragraph" style:parent-style-name="Text_20_body">
      <style:paragraph-properties fo:text-align="end" style:justify-single-word="false"/>
      <style:text-properties fo:font-weight="normal" officeooo:rsid="0022d970" officeooo:paragraph-rsid="0022d970" style:font-weight-asian="normal" style:font-weight-complex="normal"/>
    </style:style>
    <style:style style:name="P26" style:family="paragraph" style:parent-style-name="Text_20_body">
      <style:text-properties officeooo:rsid="0024ebc2" officeooo:paragraph-rsid="0024ebc2"/>
    </style:style>
    <style:style style:name="P27" style:family="paragraph" style:parent-style-name="Text_20_body">
      <style:text-properties officeooo:rsid="00255f90" officeooo:paragraph-rsid="00255f90"/>
    </style:style>
    <style:style style:name="P28" style:family="paragraph" style:parent-style-name="Text_20_body">
      <style:paragraph-properties fo:text-align="start" style:justify-single-word="false"/>
      <style:text-properties officeooo:rsid="00255f90" officeooo:paragraph-rsid="00255f90"/>
    </style:style>
    <style:style style:name="P29" style:family="paragraph" style:parent-style-name="Header_20_and_20_Footer">
      <style:paragraph-properties fo:text-align="center" style:justify-single-word="false"/>
      <style:text-properties fo:font-weight="bold" officeooo:rsid="0022d970" officeooo:paragraph-rsid="0022d970" style:font-weight-asian="bold" style:font-weight-complex="bold"/>
    </style:style>
    <style:style style:name="P30" style:family="paragraph" style:parent-style-name="Heading_20_1">
      <style:paragraph-properties fo:text-align="end" style:justify-single-word="false"/>
      <style:text-properties officeooo:rsid="0022d970" officeooo:paragraph-rsid="0022d970"/>
    </style:style>
    <style:style style:name="P31" style:family="paragraph" style:parent-style-name="Heading_20_1">
      <style:paragraph-properties fo:text-align="end" style:justify-single-word="false"/>
      <style:text-properties fo:font-size="12pt" fo:font-weight="normal" officeooo:rsid="0022d970" officeooo:paragraph-rsid="0022d970" style:font-size-asian="12pt" style:font-weight-asian="normal" style:font-size-complex="12pt" style:font-weight-complex="normal"/>
    </style:style>
    <style:style style:name="P32" style:family="paragraph" style:parent-style-name="Heading_20_1">
      <style:paragraph-properties fo:text-align="end" style:justify-single-word="false"/>
    </style:style>
    <style:style style:name="P33" style:family="paragraph" style:parent-style-name="Heading_20_2">
      <style:paragraph-properties fo:text-align="center" style:justify-single-word="false"/>
    </style:style>
    <style:style style:name="P34" style:family="paragraph" style:parent-style-name="Heading_20_2">
      <style:paragraph-properties fo:text-align="end" style:justify-single-word="false"/>
    </style:style>
    <style:style style:name="P35" style:family="paragraph" style:parent-style-name="Heading_20_2">
      <style:paragraph-properties fo:text-align="end" style:justify-single-word="false"/>
      <style:text-properties officeooo:paragraph-rsid="002389ce"/>
    </style:style>
    <style:style style:name="P36" style:family="paragraph" style:parent-style-name="Heading_20_2" style:list-style-name="">
      <style:paragraph-properties fo:margin-left="0in" fo:margin-right="0in" fo:text-align="end" style:justify-single-word="false" fo:text-indent="0in" style:auto-text-indent="false"/>
      <style:text-properties officeooo:rsid="002389ce"/>
    </style:style>
    <style:style style:name="P37" style:family="paragraph" style:parent-style-name="Heading_20_2">
      <style:paragraph-properties fo:text-align="start" style:justify-single-word="false"/>
    </style:style>
    <style:style style:name="P38" style:family="paragraph" style:parent-style-name="Heading_20_2">
      <style:text-properties officeooo:rsid="0022d970"/>
    </style:style>
    <style:style style:name="P39" style:family="paragraph" style:parent-style-name="Heading_20_2">
      <style:text-properties officeooo:rsid="0022d970" officeooo:paragraph-rsid="00272852"/>
    </style:style>
    <style:style style:name="P40" style:family="paragraph" style:parent-style-name="Heading_20_2">
      <style:text-properties officeooo:paragraph-rsid="00272852"/>
    </style:style>
    <style:style style:name="P41" style:family="paragraph" style:parent-style-name="Heading_20_3">
      <style:text-properties fo:font-size="12pt" style:font-size-asian="12pt" style:font-size-complex="12pt"/>
    </style:style>
    <style:style style:name="P42" style:family="paragraph" style:parent-style-name="Heading_20_3">
      <style:paragraph-properties fo:text-align="end" style:justify-single-word="false"/>
    </style:style>
    <style:style style:name="P43" style:family="paragraph" style:parent-style-name="Heading_20_3">
      <style:paragraph-properties fo:text-align="end" style:justify-single-word="false"/>
      <style:text-properties officeooo:paragraph-rsid="0022d970"/>
    </style:style>
    <style:style style:name="P44" style:family="paragraph" style:parent-style-name="Heading_20_3">
      <style:paragraph-properties fo:text-align="end" style:justify-single-word="false"/>
      <style:text-properties officeooo:paragraph-rsid="002389ce"/>
    </style:style>
    <style:style style:name="P45" style:family="paragraph" style:parent-style-name="Heading_20_3">
      <style:paragraph-properties fo:text-align="end" style:justify-single-word="false"/>
      <style:text-properties officeooo:paragraph-rsid="00272852"/>
    </style:style>
    <style:style style:name="P46" style:family="paragraph" style:parent-style-name="Heading_20_3">
      <style:text-properties officeooo:paragraph-rsid="002389ce"/>
    </style:style>
    <style:style style:name="P47" style:family="paragraph" style:parent-style-name="Heading_20_3">
      <style:paragraph-properties fo:text-align="end" style:justify-single-word="false"/>
      <style:text-properties officeooo:rsid="002389ce" officeooo:paragraph-rsid="002389ce"/>
    </style:style>
    <style:style style:name="P48" style:family="paragraph" style:parent-style-name="Heading_20_3">
      <style:paragraph-properties fo:text-align="end" style:justify-single-word="false"/>
      <style:text-properties fo:color="#c9211e" loext:opacity="100%" fo:font-size="13pt" officeooo:rsid="002389ce" officeooo:paragraph-rsid="002389ce" style:font-size-asian="13pt" style:font-size-complex="13pt"/>
    </style:style>
    <style:style style:name="P49" style:family="paragraph" style:parent-style-name="Heading_20_3">
      <style:paragraph-properties fo:text-align="end" style:justify-single-word="false"/>
      <style:text-properties fo:font-size="13pt" officeooo:paragraph-rsid="002389ce" style:font-size-asian="13pt" style:font-size-complex="13pt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Heading_20_3">
      <style:text-properties officeooo:paragraph-rsid="00272852"/>
    </style:style>
    <style:style style:name="P52" style:family="paragraph" style:parent-style-name="Heading_20_4">
      <style:text-properties officeooo:paragraph-rsid="0022d970"/>
    </style:style>
    <style:style style:name="P53" style:family="paragraph" style:parent-style-name="Heading_20_4">
      <style:paragraph-properties fo:text-align="end" style:justify-single-word="false"/>
      <style:text-properties officeooo:paragraph-rsid="0022d970"/>
    </style:style>
    <style:style style:name="P54" style:family="paragraph" style:parent-style-name="Heading_20_4">
      <style:paragraph-properties fo:text-align="end" style:justify-single-word="false"/>
      <style:text-properties fo:font-weight="normal" officeooo:rsid="0022d970" officeooo:paragraph-rsid="0022d970" style:font-weight-asian="normal" style:font-weight-complex="normal"/>
    </style:style>
    <style:style style:name="P55" style:family="paragraph" style:parent-style-name="Heading_20_4">
      <style:paragraph-properties fo:break-before="page"/>
    </style:style>
    <style:style style:name="P56" style:family="paragraph" style:parent-style-name="Standard" style:list-style-name="L2">
      <style:paragraph-properties fo:text-align="start" style:justify-single-word="false"/>
      <style:text-properties fo:font-weight="normal" officeooo:rsid="0022d970" officeooo:paragraph-rsid="0022d970" style:font-weight-asian="normal" style:font-weight-complex="normal"/>
    </style:style>
    <style:style style:name="P5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8" style:family="paragraph" style:parent-style-name="Text_20_body" style:list-style-name="L1">
      <style:paragraph-properties fo:text-align="start" style:justify-single-word="false"/>
      <style:text-properties officeooo:rsid="0022d970" officeooo:paragraph-rsid="0022d970"/>
    </style:style>
    <style:style style:name="P59" style:family="paragraph" style:parent-style-name="Text_20_body">
      <style:paragraph-properties fo:text-align="start" style:justify-single-word="false"/>
      <style:text-properties officeooo:rsid="0022d970" officeooo:paragraph-rsid="0022d970"/>
    </style:style>
    <style:style style:name="P60" style:family="paragraph" style:parent-style-name="Text_20_body">
      <style:text-properties officeooo:rsid="0022d970" officeooo:paragraph-rsid="00272852"/>
    </style:style>
    <style:style style:name="P61" style:family="paragraph" style:parent-style-name="Text_20_body">
      <style:paragraph-properties fo:text-align="end" style:justify-single-word="false"/>
      <style:text-properties officeooo:rsid="0022d970" officeooo:paragraph-rsid="0022d970"/>
    </style:style>
    <style:style style:name="P62" style:family="paragraph" style:parent-style-name="Text_20_body" style:list-style-name="L2">
      <style:paragraph-properties fo:text-align="start" style:justify-single-word="false"/>
      <style:text-properties fo:font-weight="normal" officeooo:rsid="0022d970" officeooo:paragraph-rsid="0022d970" style:font-weight-asian="normal" style:font-weight-complex="normal"/>
    </style:style>
    <style:style style:name="P63" style:family="paragraph" style:parent-style-name="Text_20_body" style:list-style-name="L3">
      <style:text-properties officeooo:paragraph-rsid="002389ce"/>
    </style:style>
    <style:style style:name="P64" style:family="paragraph" style:parent-style-name="Text_20_body" style:list-style-name="L3">
      <style:text-properties officeooo:rsid="002389ce" officeooo:paragraph-rsid="002389ce"/>
    </style:style>
    <style:style style:name="P65" style:family="paragraph" style:parent-style-name="Text_20_body">
      <style:paragraph-properties fo:text-align="end" style:justify-single-word="false"/>
      <style:text-properties officeooo:rsid="002389ce" officeooo:paragraph-rsid="002389ce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2389ce" officeooo:paragraph-rsid="002389ce"/>
    </style:style>
    <style:style style:name="P67" style:family="paragraph" style:parent-style-name="Text_20_body">
      <style:text-properties officeooo:rsid="002389ce" officeooo:paragraph-rsid="002389ce"/>
    </style:style>
    <style:style style:name="P68" style:family="paragraph" style:parent-style-name="Text_20_body" style:list-style-name="L5">
      <style:text-properties officeooo:rsid="002389ce" officeooo:paragraph-rsid="002389ce"/>
    </style:style>
    <style:style style:name="P69" style:family="paragraph" style:parent-style-name="Text_20_body">
      <style:paragraph-properties fo:text-align="center" style:justify-single-word="false"/>
      <style:text-properties officeooo:rsid="002389ce" officeooo:paragraph-rsid="002389ce"/>
    </style:style>
    <style:style style:name="P70" style:family="paragraph" style:parent-style-name="Text_20_body" style:list-style-name="L3">
      <style:paragraph-properties fo:text-align="end" style:justify-single-word="false"/>
      <style:text-properties officeooo:paragraph-rsid="002389ce"/>
    </style:style>
    <style:style style:name="P71" style:family="paragraph" style:parent-style-name="Text_20_body">
      <style:paragraph-properties fo:text-align="end" style:justify-single-word="false"/>
      <style:text-properties officeooo:paragraph-rsid="00272852"/>
    </style:style>
    <style:style style:name="P72" style:family="paragraph" style:parent-style-name="Text_20_body">
      <style:paragraph-properties fo:text-align="end" style:justify-single-word="false"/>
      <style:text-properties officeooo:paragraph-rsid="0022d970"/>
    </style:style>
    <style:style style:name="P73" style:family="paragraph" style:parent-style-name="Text_20_body">
      <style:text-properties officeooo:rsid="00272852" officeooo:paragraph-rsid="00272852"/>
    </style:style>
    <style:style style:name="P74" style:family="paragraph" style:parent-style-name="Text_20_body">
      <style:paragraph-properties fo:text-align="end" style:justify-single-word="false"/>
      <style:text-properties officeooo:rsid="00272852" officeooo:paragraph-rsid="00272852"/>
    </style:style>
    <style:style style:name="P75" style:family="paragraph" style:parent-style-name="Text_20_body">
      <style:text-properties officeooo:paragraph-rsid="00272852"/>
    </style:style>
    <style:style style:name="P76" style:family="paragraph" style:parent-style-name="Text_20_body">
      <style:text-properties fo:font-weight="bold" officeooo:rsid="002389ce" officeooo:paragraph-rsid="002389ce" style:font-weight-asian="bold" style:font-weight-complex="bold"/>
    </style:style>
    <style:style style:name="P77" style:family="paragraph" style:parent-style-name="Text_20_body">
      <style:text-properties fo:font-weight="bold" style:font-weight-asian="bold" style:font-weight-complex="bold"/>
    </style:style>
    <style:style style:name="P78" style:family="paragraph">
      <loext:graphic-properties draw:fill-color="#000000"/>
      <style:paragraph-properties fo:text-align="center"/>
    </style:style>
    <style:style style:name="T1" style:family="text">
      <style:text-properties officeooo:rsid="0022d9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970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2d970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389c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officeooo:rsid="00272852"/>
    </style:style>
    <style:style style:name="T11" style:family="text">
      <style:text-properties fo:font-weight="bold" officeooo:rsid="00272852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72852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000000" draw:marker-end="Arrowheads_20_3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end="Arrowheads_20_2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 text:is-list-header="true"><text:span text:style-name="T6"/></text:h>
      <text:h text:style-name="P50" text:outline-level="3"><text:span text:style-name="T6">1402/3/27 </text:span></text:h>
      <text:p text:style-name="Text_20_body"/>
      <text:h text:style-name="P30" text:outline-level="1">Fedora Linux</text:h>
      <text:h text:style-name="P31" text:outline-level="1" text:is-list-header="true"><text:s/>در برنامه نویسی برای بهبود به سرعت کار از سیستم عامل فردورا لینوکس استفاده مینماییم</text:h>
      <text:p text:style-name="P5"/>
      <text:h text:style-name="P31" text:outline-level="1">نکته:</text:h>
      <text:h text:style-name="P31" text:outline-level="1">برای استفاده ار فردورا لینکوس نیازی به برداشتن سیستم عامل ویندوز نیست میتوانیم همراه با فردورا از ویندوز نیز استفاده نماییم</text:h>
      <text:p text:style-name="P10"/>
      <text:p text:style-name="P11">خلاصه نصب؛</text:p>
      <text:p text:style-name="P9"/>
      <text:p text:style-name="P8"><draw:line text:anchor-type="paragraph" draw:z-index="0" draw:name="Horizontal line 2" draw:style-name="gr2" draw:text-style-name="P78" svg:x1="1.3591in" svg:y1="0.1346in" svg:x2="2.0571in" svg:y2="0.1346in"><text:p/></draw:line><text:span text:style-name="T2">fedora media writer <text:s text:c="20"/>USB Bootable</text:span></text:p>
      <text:p text:style-name="P12"><text:s text:c="24"/>mount point</text:p>
      <text:p text:style-name="P8"><draw:line text:anchor-type="paragraph" draw:z-index="1" draw:name="Line 1" draw:style-name="gr2" draw:text-style-name="P78" svg:x1="0.4634in" svg:y1="0.1091in" svg:x2="1.4531in" svg:y2="0.0882in"><text:p/></draw:line><draw:line text:anchor-type="paragraph" draw:z-index="4" draw:name="Line 3" draw:style-name="gr2" draw:text-style-name="P78" svg:x1="0.4634in" svg:y1="0.1091in" svg:x2="0.9634in" svg:y2="-0.1047in"><text:p/></draw:line><text:span text:style-name="T2">/Boot <text:s text:c="26"/>1GB</text:span></text:p>
      <text:p text:style-name="P8"><draw:line text:anchor-type="paragraph" draw:z-index="2" draw:name="Horizontal line 1" draw:style-name="gr2" draw:text-style-name="P78" svg:x1="0.7339in" svg:y1="0.1043in" svg:x2="1.6402in" svg:y2="0.1043in"><text:p/></draw:line><text:span text:style-name="T2">/boot/EFI <text:s text:c="24"/>type EFI system partision</text:span></text:p>
      <text:p text:style-name="P8"><draw:line text:anchor-type="paragraph" draw:z-index="3" draw:name="Line 2" draw:style-name="gr2" draw:text-style-name="P78" svg:x1="0.3902in" svg:y1="0.1201in" svg:x2="1.3484in" svg:y2="0.1303in"><text:p/></draw:line><text:span text:style-name="T2">swap <text:s text:c="24"/>16GB (2x RAM)</text:span></text:p>
      <text:p text:style-name="P13"/>
      <text:p text:style-name="P13"/>
      <text:p text:style-name="P13"/>
      <text:h text:style-name="P32" text:outline-level="1" text:is-list-header="true"/>
      <text:p text:style-name="P3"/>
      <text:p text:style-name="P3"/>
      <text:p text:style-name="P3"/>
      <text:h text:style-name="P41" text:outline-level="3" text:is-list-header="true"><text:soft-page-break/>1402/3/2<text:span text:style-name="T1">9</text:span></text:h>
      <text:p text:style-name="Text_20_body"/>
      <text:h text:style-name="P30" text:outline-level="1">Fedora , Linux</text:h>
      <text:list xml:id="list1151278090" text:style-name="L1">
        <text:list-item>
          <text:p text:style-name="P58">فدورا لینوکس با سیستم عامل ویندوز فرق دارد</text:p>
        </text:list-item>
        <text:list-item>
          <text:p text:style-name="P58">در ویندوز کار نسبتا راحتر است و در فدورا سخت تر است</text:p>
        </text:list-item>
      </text:list>
      <text:h text:style-name="P34" text:outline-level="2">کد های دستوری فدورا لینوکس</text:h>
      <text:p text:style-name="P3"/>
      <text:list xml:id="list135648161332014" text:continue-numbering="true" text:style-name="L1">
        <text:list-item>
          <text:p text:style-name="P58">در فدورا کد های دستوری زیادی دارد که یاد گیری آن نسبتا مهم است</text:p>
        </text:list-item>
      </text:list>
      <text:p text:style-name="P16"/>
      <text:p text:style-name="P13">کد های دستوری پایه</text:p>
      <text:p text:style-name="P13">cd = برای رفتن از فایلی به فایل دیگر</text:p>
      <text:p text:style-name="P13">cd .. = برای بازگشت یکبار به فایل قبلی</text:p>
      <text:p text:style-name="P13">cd / = برای خارج شدن از تمامی فایل های باز شده </text:p>
      <text:p text:style-name="P13">pwd = برای فهمیدن مسیری ک طی کرده ایم</text:p>
      <text:p text:style-name="P13"><text:s/>ls = برای دیدن محتویات فایل </text:p>
      <text:p text:style-name="P13">ls -al = برای دیدن محتویات فایل ها و تاریخ زمان ورود به ان</text:p>
      <text:p text:style-name="P13">cp file1 file2 = کپی کن محتویات فایل ۱ را در فایل دو </text:p>
      <text:p text:style-name="P13">w = تاریخ و زمان زوشن شدن سیستم و تایم کارکرد با آن</text:p>
      <text:p text:style-name="P13">last = تاریخ و زمان های فعال شدن سیستم</text:p>
      <text:p text:style-name="P13">last reboot = تاریخ و زمان راندازی کردن های سیستم</text:p>
      <text:p text:style-name="P13">re = برای پاک کردن فایل</text:p>
      <text:p text:style-name="P13">re -r = <text:s/>برای پاک کردن پرونده</text:p>
      <text:p text:style-name="P13"/>
      <text:h text:style-name="Heading_20_3" text:outline-level="3" text:is-list-header="true"><text:soft-page-break/><text:span text:style-name="T6">1402/3/30</text:span></text:h>
      <text:p text:style-name="Text_20_body"/>
      <text:h text:style-name="P32" text:outline-level="1">کار با گیت هاب</text:h>
      <text:p text:style-name="P6"/>
      <text:h text:style-name="P34" text:outline-level="2">ساخت حساب گیت هاب</text:h>
      <text:p text:style-name="P3"/>
      <text:h text:style-name="Heading_20_3" text:outline-level="3">در مرحله اول </text:h>
      <text:p text:style-name="P7">یک حساب گیت هاب درست میکنیم</text:p>
      <text:p text:style-name="P7">در ادرس </text:p>
      <text:h text:style-name="P52" text:outline-level="4"><text:a xlink:type="simple" xlink:href="http://www.github.com/" text:style-name="Internet_20_link" text:visited-style-name="Visited_20_Internet_20_Link"><text:span text:style-name="T1">www.</text:span>github.co<text:span text:style-name="T1">m</text:span></text:a></text:h>
      <text:h text:style-name="P53" text:outline-level="4"><text:span text:style-name="T1"><text:s/></text:span><text:span text:style-name="T3">یک حساب جدید برای خود ایجاد کرده <text:s text:c="2"/></text:span></text:h>
      <text:h text:style-name="P54" text:outline-level="4" text:is-list-header="true">:و با دستور</text:h>
      <text:list text:style-name="L2">
        <text:list-item>
          <text:p text:style-name="P56">Ss-keygen -t ras -c “ my linux laptop” -f ~/ .ssh/id_ras_github</text:p>
        </text:list-item>
        <text:list-item>
          <text:p text:style-name="P56">copy public key &amp; and to GH</text:p>
        </text:list-item>
        <text:list-item>
          <text:p text:style-name="P56">eval sssh-agent</text:p>
        </text:list-item>
        <text:list-item>
          <text:p text:style-name="P56">ssh-add ~/.ssh/id_ras_github</text:p>
        </text:list-item>
        <text:list-item>
          <text:p text:style-name="P62">git clone git@github.com:haditechsolutions/haditech-wp.git</text:p>
        </text:list-item>
      </text:list>
      <text:p text:style-name="P25"><text:s/>به گروه برنامه نویسی ک در گیت هاب وجود دارد با کلیدی ک ساخته ایم متصل میشویم</text:p>
      <text:p text:style-name="P15"/>
      <text:h text:style-name="Heading_20_4" text:outline-level="4"/>
      <text:h text:style-name="P42" text:outline-level="3"><text:span text:style-name="T1">visual stadio code</text:span> :پس از این به نصب برنامه می پردازیم</text:h>
      <text:h text:style-name="Heading_20_4" text:outline-level="4"/>
      <text:p text:style-name="P5"/>
      <text:p text:style-name="P1"/>
      <text:p text:style-name="P1"><text:soft-page-break/><text:s text:c="2"/><text:span text:style-name="T6">1402/3/31</text:span></text:p>
      <text:p text:style-name="P1"/>
      <text:h text:style-name="P32" text:outline-level="1" text:is-list-header="true">visual stadio code</text:h>
      <text:p text:style-name="P71"/>
      <text:p text:style-name="P71"><text:s/>یک ویرایشگر کد <text:span text:style-name="T10">است ک سبک اما قدرتمند که بر روی سیستم اجرا میشود</text:span></text:p>
      <text:p text:style-name="P71"/>
      <text:p text:style-name="P74">این ویرایش گر کد برای ویندوز و لینوکس نیز در دسترس می باشد</text:p>
      <text:p text:style-name="P74"/>
      <text:p text:style-name="P74">و دارای چند زبان برنامه نویسی میباشد</text:p>
      <text:h text:style-name="Heading_20_3" text:outline-level="3">C<text:span text:style-name="T10">ss</text:span></text:h>
      <text:h text:style-name="Heading_20_3" text:outline-level="3">java</text:h>
      <text:h text:style-name="Heading_20_3" text:outline-level="3">Python</text:h>
      <text:h text:style-name="Heading_20_3" text:outline-level="3">C#</text:h>
      <text:h text:style-name="Heading_20_3" text:outline-level="3">php</text:h>
      <text:h text:style-name="Heading_20_3" text:outline-level="3">GO</text:h>
      <text:h text:style-name="P51" text:outline-level="3">html</text:h>
      <text:p text:style-name="P5"><text:span text:style-name="T1">این برنامه کد نویسی برای طراحی سایت میباشد</text:span></text:p>
      <text:p text:style-name="P15"/>
      <text:p text:style-name="P15"/>
      <text:p text:style-name="P15"/>
      <text:p text:style-name="P15"/>
      <text:h text:style-name="P43" text:outline-level="3" text:is-list-header="true"><text:soft-page-break/>نحوه ساخت ی<text:span text:style-name="T1">ک رزومه یا فرم</text:span></text:h>
      <text:h text:style-name="P43" text:outline-level="3" text:is-list-header="true"><text:span text:style-name="T6"><text:s/></text:span><text:span text:style-name="T5">برای ساخت یک فرم یا روزومه یک پرونده میسازیم و در انجا ذخیره میکنیم </text:span></text:h>
      <text:p text:style-name="P15"><draw:line text:anchor-type="paragraph" draw:z-index="5" draw:name="Horizontal line 3" draw:style-name="gr1" draw:text-style-name="P78" svg:x1="5.7654in" svg:y1="0.102in" svg:x2="5.9843in" svg:y2="0.102in"><text:p/></draw:line><text:span text:style-name="T4">(FILE <text:s text:c="7"/>NEW FILE )</text:span></text:p>
      <text:p text:style-name="P11">: <text:s/>در ان پوشه پرونده هایی با نام میسازیم </text:p>
      <text:p text:style-name="P11"><text:s/>index.html &amp; style.css</text:p>
      <text:p text:style-name="P13">html = برای متن </text:p>
      <text:p text:style-name="P13">css = برای ویرایش متن</text:p>
      <text:p text:style-name="P13"/>
      <text:h text:style-name="P36" text:outline-level="2"/>
      <text:h text:style-name="P38" text:outline-level="2"/>
      <text:p text:style-name="P14"/>
      <text:h text:style-name="P37" text:outline-level="2">java script:</text:h>
      <text:p text:style-name="Text_20_body"/>
      <text:p text:style-name="P26">Function = به معنی تابع یا تبعیت کردن میباشد</text:p>
      <text:p text:style-name="P27">(یک تابع جدید که برای یک قسمتی که تایین میکنیم که هر موقع ان دستور را داده ار ان دستور تبعیت کند)</text:p>
      <text:p text:style-name="P27">Element = به کار میگیریم HTML عنصر یا همان دستوراتی که و تگ هایی ک در (table , h2 , a…)</text:p>
      <text:p text:style-name="P28">var = برای تعریف متغییر ها که یک حافظه میانی را برای این دستورات در نظر بگیرد (فقط در محلی میشود)</text:p>
      <text:p text:style-name="P24">local = محلی (یعنی برای دستورات داخل تابع قابل انجام میباشد)</text:p>
      <text:p text:style-name="P24">Global = برای خارج از تابع برای کل می باشد 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1402/4/1</text:p>
      <text:h text:style-name="P35" text:outline-level="2">:نمونه <text:span text:style-name="T7">(ساخت یک فرم اطلاعات)</text:span></text:h>
      <text:h text:style-name="P46" text:outline-level="3" text:is-list-header="true"/>
      <text:h text:style-name="P46" text:outline-level="3">HTML ساختار</text:h>
      <text:list xml:id="list4276867170" text:style-name="L3">
        <text:list-item>
          <text:p text:style-name="P63">&lt;<text:span text:style-name="T1">html&gt;</text:span></text:p>
        </text:list-item>
        <text:list-item>
          <text:p text:style-name="P63">&lt;<text:span text:style-name="T7">head&gt;</text:span></text:p>
        </text:list-item>
        <text:list-item>
          <text:p text:style-name="P63">&lt;<text:span text:style-name="T7">link rel=”stylesheet” herf=”style.css”&gt;</text:span></text:p>
        </text:list-item>
        <text:list-item>
          <text:p text:style-name="P63">&lt;<text:span text:style-name="T7">title&gt; Document &lt;/title&gt;</text:span></text:p>
        </text:list-item>
        <text:list-item>
          <text:p text:style-name="P63">&lt;/<text:span text:style-name="T7">head&gt;</text:span></text:p>
        </text:list-item>
        <text:list-item>
          <text:p text:style-name="P63">&lt;<text:span text:style-name="T1">body&gt;</text:span></text:p>
        </text:list-item>
        <text:list-item>
          <text:p text:style-name="P63">&lt;<text:span text:style-name="T1">table&gt;</text:span></text:p>
        </text:list-item>
        <text:list-item>
          <text:p text:style-name="P63">&lt;<text:span text:style-name="T7">tr&gt;</text:span></text:p>
        </text:list-item>
        <text:list-item>
          <text:p text:style-name="P63">&lt;<text:span text:style-name="T7">caption&gt; form specifications &lt;/caption&gt;</text:span></text:p>
        </text:list-item>
        <text:list-item>
          <text:p text:style-name="P63">&lt;/<text:span text:style-name="T7">tr&gt;</text:span></text:p>
        </text:list-item>
        <text:list-item>
          <text:p text:style-name="P63">&lt;<text:span text:style-name="T7">tr&gt;</text:span></text:p>
        </text:list-item>
        <text:list-item>
          <text:p text:style-name="P63">&lt;<text:span text:style-name="T7">td&gt; full name &lt;/td&gt;</text:span></text:p>
        </text:list-item>
        <text:list-item>
          <text:p text:style-name="P63">&lt;<text:span text:style-name="T7">td&gt; mohammad mehdi salehi &lt;/td&gt;</text:span></text:p>
        </text:list-item>
        <text:list-item>
          <text:p text:style-name="P63">&lt;/<text:span text:style-name="T7">tr&gt;</text:span></text:p>
        </text:list-item>
        <text:list-item>
          <text:p text:style-name="P63">&lt;<text:span text:style-name="T7">tr&gt;</text:span></text:p>
        </text:list-item>
        <text:list-item>
          <text:p text:style-name="P63">&lt;<text:span text:style-name="T7">td&gt; phone name&lt;/td&gt;</text:span></text:p>
        </text:list-item>
        <text:list-item>
          <text:p text:style-name="P63">&lt;<text:span text:style-name="T7">td&gt; +98 918 709 82 80 &lt;/td&gt;</text:span></text:p>
        </text:list-item>
        <text:list-item>
          <text:p text:style-name="P63">&lt;/<text:span text:style-name="T7">tr&gt;</text:span></text:p>
        </text:list-item>
        <text:list-item>
          <text:p text:style-name="P63">&lt;<text:span text:style-name="T7">tr&gt; </text:span></text:p>
        </text:list-item>
        <text:list-item>
          <text:p text:style-name="P64">&lt;td&gt; age &lt;/td&gt;</text:p>
        </text:list-item>
        <text:list-item>
          <text:p text:style-name="P64">&lt;td&gt; 18 year old &lt;/td&gt;</text:p>
        </text:list-item>
        <text:list-item>
          <text:p text:style-name="P64"><text:soft-page-break/>&lt;/tr&gt;</text:p>
        </text:list-item>
        <text:list-item>
          <text:p text:style-name="P63">&lt;/<text:span text:style-name="T1">table&gt;</text:span></text:p>
        </text:list-item>
        <text:list-item>
          <text:p text:style-name="P63">&lt;/<text:span text:style-name="T1">body&gt;</text:span></text:p>
        </text:list-item>
        <text:list-item>
          <text:p text:style-name="P63">&lt;/<text:span text:style-name="T1">html&gt;</text:span></text:p>
        </text:list-item>
      </text:list>
      <text:h text:style-name="P47" text:outline-level="3">: <text:s/>(با فرض یک مثال) <text:s/>HTML توضیحات در مورد </text:h>
      <text:p text:style-name="P4"/>
      <text:p text:style-name="P17">:برای شروع درست کردن یک فرم , باید اول یک تگ باز و بسته <text:s/>درست کنیم</text:p>
      <text:p text:style-name="P17"><text:s/>&lt;html&gt;</text:p>
      <text:p text:style-name="P17">&lt;/html&gt;</text:p>
      <text:p text:style-name="P17"/>
      <text:p text:style-name="P17">:دستور برای سربرگ است که برای متن های بالای صفحه به کار می رود</text:p>
      <text:p text:style-name="P17">&lt;head&gt;</text:p>
      <text:p text:style-name="P17">&lt;/head&gt;</text:p>
      <text:p text:style-name="P17"/>
      <text:p text:style-name="P17">: برای متصل کرد یا وصل کردن سایت و فایل ها بهم است</text:p>
      <text:list xml:id="list135648568499594" text:continue-numbering="true" text:style-name="L3">
        <text:list-header>
          <text:p text:style-name="P70">&lt;<text:span text:style-name="T7">link rel=”stylesheet” herf=”style.css”&gt;</text:span></text:p>
        </text:list-header>
      </text:list>
      <text:p text:style-name="P4"/>
      <text:p text:style-name="P17">:برای انتخاب نام فرم </text:p>
      <text:p text:style-name="P17">&lt;title&gt;</text:p>
      <text:p text:style-name="P17">Document</text:p>
      <text:p text:style-name="P17">&lt;/title&gt;</text:p>
      <text:p text:style-name="P17"/>
      <text:p text:style-name="P17">:برای بدنه یا همان متنی ک ما میبینیم یک تگ باز و بسته میزاریم</text:p>
      <text:p text:style-name="P17">&lt;body&gt;</text:p>
      <text:p text:style-name="P17">&lt;/body&gt;</text:p>
      <text:p text:style-name="P17">برای اینکه اطلاعاتی که می دهیم مرتب باشد در یک جدول باشد بهتر است یک تگ باز و بسته درست کنیم <text:s/>و <text:s text:c="2"/>در داخل آن تگ هرچ ک بنویسیم در جدول واقع میشود</text:p>
      <text:p text:style-name="P17">&lt;teble&gt;</text:p>
      <text:p text:style-name="P17">&lt;/table&gt;</text:p>
      <text:p text:style-name="P17"/>
      <text:p text:style-name="P17">اگر میخواهید برای جدول موضوعی در داخل جدول انتخاب کنیم ک در اولین جدول باشد</text:p>
      <text:p text:style-name="P17">&lt;tr&gt;</text:p>
      <text:p text:style-name="P17">&lt;caption&gt; فرم اطلاعات &lt;/caption&gt;</text:p>
      <text:p text:style-name="P17"><text:soft-page-break/>&lt;/tr&gt;</text:p>
      <text:p text:style-name="P17"/>
      <text:p text:style-name="P23">&lt;tr&gt; &lt;/tr&gt; نکته: با این پسوند میتوانید سطر بسازید و در داخل ان متنی ک میخواهید و یا ستون جدول</text:p>
      <text:p text:style-name="P17"/>
      <text:p text:style-name="P17">در دخل جدول برای اینکه در سطر اول اطلاعاتی بنویسیم با کد مخصوصش و برای اینکه در جدول به ستون بعدی برویم باید در داخل تگ سطر ک باز کرده ایم بنویسیم</text:p>
      <text:p text:style-name="P17"/>
      <text:p text:style-name="P17">&lt;tr&gt;</text:p>
      <text:p text:style-name="P17">&lt;td&gt; full name &lt;/td&gt;</text:p>
      <text:p text:style-name="P17">&lt;td&gt; mohammad mehdi salehi &lt;/td&gt;</text:p>
      <text:p text:style-name="P17">&lt;/tr&gt;</text:p>
      <text:p text:style-name="P23"/>
      <text:p text:style-name="P23">نکته: هر تگی که باز میکنیم یا اسلش ( / ) اضافه کردن به ان تگ را میبندیم</text:p>
      <text:p text:style-name="P17"/>
      <text:p text:style-name="P17"><text:s/>و در اخر اگر تگی باز بود بسته نشده بود ان را با اسلش می بندیم</text:p>
      <text:p text:style-name="P17"/>
      <text:h text:style-name="P45" text:outline-level="3">:HTML نمونه کد های</text:h>
      <text:h text:style-name="Heading_20_3" text:outline-level="3" text:is-list-header="true">H<text:span text:style-name="T1">TML:</text:span></text:h>
      <text:p text:style-name="P60">html = تگ باز بسته کردن </text:p>
      <text:p text:style-name="P60">table = برای ساخت یک جدول</text:p>
      <text:p text:style-name="P60">tr = برای رفتن به سطر بعدی </text:p>
      <text:p text:style-name="P60">th = برای سر متن جدول (غلیظ تر شدن متن)</text:p>
      <text:p text:style-name="P60">td = برای نوشتن متن </text:p>
      <text:p text:style-name="P60">head = برای متن</text:p>
      <text:p text:style-name="P60">body = برای بدنه</text:p>
      <text:h text:style-name="P51" text:outline-level="3"><text:soft-page-break/><text:span text:style-name="T7">CSS</text:span> ساختار :</text:h>
      <text:p text:style-name="Text_20_body"/>
      <text:list xml:id="list1043041091" text:style-name="L5">
        <text:list-item>
          <text:p text:style-name="P66">Table {</text:p>
        </text:list-item>
        <text:list-item>
          <text:p text:style-name="P66">width: 100%;</text:p>
        </text:list-item>
        <text:list-item>
          <text:p text:style-name="P66">border-collapse: separate;</text:p>
        </text:list-item>
        <text:list-item>
          <text:p text:style-name="P66">border-spacing: 4px;</text:p>
        </text:list-item>
        <text:list-item>
          <text:p text:style-name="P66">}</text:p>
        </text:list-item>
        <text:list-item>
          <text:p text:style-name="P66"/>
        </text:list-item>
        <text:list-item>
          <text:p text:style-name="P66">table,th,td {</text:p>
        </text:list-item>
        <text:list-item>
          <text:p text:style-name="P66">border: 2px solid black;</text:p>
        </text:list-item>
        <text:list-item>
          <text:p text:style-name="P66">}</text:p>
        </text:list-item>
        <text:list-item>
          <text:p text:style-name="P66"/>
        </text:list-item>
        <text:list-item>
          <text:p text:style-name="P66">caption { </text:p>
        </text:list-item>
        <text:list-item>
          <text:p text:style-name="P66">background-color: silver;</text:p>
        </text:list-item>
        <text:list-item>
          <text:p text:style-name="P66">border-top: 2px solid black;</text:p>
        </text:list-item>
        <text:list-item>
          <text:p text:style-name="P66">border-left: 2 px solid black;</text:p>
        </text:list-item>
        <text:list-item>
          <text:p text:style-name="P66">border-right: 2px solid black;</text:p>
        </text:list-item>
        <text:list-item>
          <text:p text:style-name="P66">border-bottom: 2px solid black;</text:p>
        </text:list-item>
        <text:list-item>
          <text:p text:style-name="P68">border-radius: 20px 20px 20px 20px;</text:p>
        </text:list-item>
        <text:list-item>
          <text:p text:style-name="P68">font-size: 40px</text:p>
        </text:list-item>
        <text:list-item>
          <text:p text:style-name="P68">text-align: center;</text:p>
        </text:list-item>
        <text:list-item>
          <text:p text:style-name="P68">}</text:p>
        </text:list-item>
        <text:list-item>
          <text:p text:style-name="P68"/>
        </text:list-item>
        <text:list-item>
          <text:p text:style-name="P68">th { </text:p>
        </text:list-item>
        <text:list-item>
          <text:p text:style-name="P68">font-size: large;</text:p>
        </text:list-item>
        <text:list-item>
          <text:p text:style-name="P68">}</text:p>
        </text:list-item>
      </text:list>
      <text:h text:style-name="P47" text:outline-level="3" text:is-list-header="true"><text:soft-page-break/>: <text:s/>(با فرض یک مثال) <text:s/>CSS توضیحات در مورد </text:h>
      <text:p text:style-name="P4"/>
      <text:p text:style-name="P17"><text:s/>مثل یک ویراشگر عمل میکند CSS در</text:p>
      <text:p text:style-name="P17"/>
      <text:p text:style-name="P17"><text:s/>ابتدا نام او را وارد میکنیم ک دستور های داده شده بر روی ان اعمال شود و دستورات را در اکولاد های table باز تایپ میکنیم</text:p>
      <text:p text:style-name="P17">:برای مثال</text:p>
      <text:p text:style-name="P19">Table {</text:p>
      <text:p text:style-name="P19">width: 100%;</text:p>
      <text:p text:style-name="P19">border-collapse: separate;</text:p>
      <text:p text:style-name="P19">border-spacing: 4px;</text:p>
      <text:p text:style-name="P19">}</text:p>
      <text:p text:style-name="P19"/>
      <text:p text:style-name="P19"/>
      <text:h text:style-name="P42" text:outline-level="3" text:is-list-header="true">:معنی کد های دستوری وارد شده</text:h>
      <text:p text:style-name="P3"/>
      <text:p text:style-name="P20"><text:span text:style-name="T9">width:</text:span><text:span text:style-name="T8"> </text:span>برای عرض جدول مییاشد و بر فرض درصد بر روی ۱۰۰ قرار داده ایم ک تمام عرض صفحه را بگیرد</text:p>
      <text:p text:style-name="P20"><text:span text:style-name="T9">border: </text:span>برا<text:span text:style-name="T10">ی</text:span> خط های جدول میباشد</text:p>
      <text:p text:style-name="P19"><text:span text:style-name="T9">border-collapse: </text:span>برای خط های جدول میباشد ک تایین می کند خانه های داخل جدول با خط جدا گانه باشد</text:p>
      <text:p text:style-name="P20"><text:span text:style-name="T9">border-spacing:</text:span> برای اندازه فاصله های خانه های جدول با یک دیگر می باشد</text:p>
      <text:p text:style-name="P20"/>
      <text:h text:style-name="P48" text:outline-level="3" text:is-list-header="true">نکته: برای بستن دستور های وارد شده در تگ باز شده با ( ; ) دستور بسته و تا همان جا اعمال میشود</text:h>
      <text:p text:style-name="P21"/>
      <text:h text:style-name="P49" text:outline-level="3" text:is-list-header="true">:و اگر بخواهیم برای برای تگ دیگری ویرایشی را اعمال کنیم به همین منوال</text:h>
      <text:p text:style-name="P4"/>
      <text:p text:style-name="P18">caption { </text:p>
      <text:p text:style-name="P18">background-color: silver;</text:p>
      <text:p text:style-name="P18">border-top: 2px solid black;</text:p>
      <text:p text:style-name="P18">border-left: 2 px solid black;</text:p>
      <text:p text:style-name="P18">border-right: 2px solid black;</text:p>
      <text:p text:style-name="P18"><text:soft-page-break/>border-bottom: 2px solid black;</text:p>
      <text:p text:style-name="P18">border-radius: 20px 20px 20px 20px;</text:p>
      <text:p text:style-name="P18">font-size: 40px</text:p>
      <text:p text:style-name="P18">text-align: center;</text:p>
      <text:p text:style-name="P22">}</text:p>
      <text:p text:style-name="P18"/>
      <text:p text:style-name="P18"/>
      <text:h text:style-name="P44" text:outline-level="3" text:is-list-header="true"><text:span text:style-name="T12">:معنی کد های دستوری وارد شده </text:span><text:span text:style-name="T13">بر کد های بالا</text:span></text:h>
      <text:h text:style-name="P39" text:outline-level="2"/>
      <text:p text:style-name="P20"><text:span text:style-name="T9">background-color: </text:span>رنگ پس زمینه تگی که انتخاب کرده ایم را انتخاب میکنیم</text:p>
      <text:p text:style-name="P18"><text:span text:style-name="T9">border-top</text:span>: تغییراتی در مورد خط جدول سمت بالا</text:p>
      <text:p text:style-name="P18"><text:span text:style-name="T9">border-bottom: </text:span><text:s/>تغییراتی در مورد خط جدول سمت پایین</text:p>
      <text:p text:style-name="P18"><text:span text:style-name="T9">border-left:</text:span> <text:s/>تغییراتی در مورد خط جدول سمت چپ</text:p>
      <text:p text:style-name="P18"><text:span text:style-name="T9">border-right: </text:span><text:s/>تغییراتی در مورد خط جدول سمت راست</text:p>
      <text:p text:style-name="P18"><text:span text:style-name="T9">font-size:</text:span> در مورد سایز متن داخل تگ</text:p>
      <text:p text:style-name="P18"><text:span text:style-name="T9">text-align: </text:span>برای جهت بودن متن در تگ (چپ ٬ راست ٬ مرکز)</text:p>
      <text:p text:style-name="P2">میخواهیم با یکدیگر یک تغییرات را اعمال کنیم (th , td , table) برای مثال به تگ</text:p>
      <text:p text:style-name="P17"/>
      <text:p text:style-name="P23">نکته: برای اینکه به چندتا تگ یکجا یک ویرایش را بدهیم برای اهچن یک ( ٬ ) اضافه کرده و تگ بعدی را اضافه می نماییم</text:p>
      <text:p text:style-name="P17"/>
      <text:p text:style-name="P18"/>
      <text:h text:style-name="P42" text:outline-level="3"><text:soft-page-break/>:مثال</text:h>
      <text:p text:style-name="P18">table,th,td {</text:p>
      <text:p text:style-name="P18">border: 2px solid black;</text:p>
      <text:p text:style-name="P18">}</text:p>
      <text:p text:style-name="P17"/>
      <text:h text:style-name="Heading_20_3" text:outline-level="3">نمونه کد های css:</text:h>
      <text:p text:style-name="Text_20_body"/>
      <text:h text:style-name="P40" text:outline-level="2">css:</text:h>
      <text:p text:style-name="P60"/>
      <text:p text:style-name="P60"><text:tab/></text:p>
      <text:p text:style-name="P60"><text:span text:style-name="T9">width</text:span> = برای عرض جدول نسبت به کل صفحه</text:p>
      <text:p text:style-name="P60"><text:span text:style-name="T9">background-color</text:span> = برای رنگ پس زمینه </text:p>
      <text:p text:style-name="P60"><text:span text:style-name="T9">border</text:span> = برای خط های جدول</text:p>
      <text:p text:style-name="P60"><text:span text:style-name="T9">color</text:span> = برای رنگ </text:p>
      <text:p text:style-name="P60"><text:span text:style-name="T9">padding</text:span> = <text:s/>اندازه هر یک از جدول های داخل</text:p>
      <text:p text:style-name="P60"><text:span text:style-name="T9">text-align</text:span> = برای چپ راست و یا وسط بودن </text:p>
      <text:p text:style-name="P17"/>
      <text:p text:style-name="P17"/>
      <text:p text:style-name="P17"/>
      <text:p text:style-name="P17"/>
      <text:h text:style-name="P55" text:outline-level="4">1402/4/3</text:h>
      <text:p text:style-name="P73"><text:span text:style-name="T11"/></text:p>
      <text:h text:style-name="Heading_20_2" text:outline-level="2">Java script <text:span text:style-name="T10">ساختار</text:span></text:h>
      <text:p text:style-name="Text_20_body"/>
      <text:p text:style-name="P73">Function color(){</text:p>
      <text:p text:style-name="P75"><text:span text:style-name="T10">var el =document.body;</text:span></text:p>
      <text:p text:style-name="P73">el.classlist.toggle(“colormode”)</text:p>
      <text:p text:style-name="P73">}</text:p>
      <text:p text:style-name="Text_20_body"/>
      <text:p text:style-name="Text_20_body"/>
      <text:p text:style-name="P57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marker draw:name="Arrowheads_20_2" draw:display-name="Arrowheads 2" svg:viewBox="0 0 20 20" svg:d="M0 20l10-20 10 20z"/>
    <draw:marker draw:name="Arrowheads_20_3" draw:display-name="Arrowheads 3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and_20_Footer">
      <style:paragraph-properties fo:text-align="center" style:justify-single-word="false"/>
      <style:text-properties fo:font-weight="bold" officeooo:rsid="0022d970" officeooo:paragraph-rsid="0022d970" style:font-weight-asian="bold" style:font-weight-complex="bold"/>
    </style:style>
    <style:style style:name="MP2" style:family="paragraph" style:parent-style-name="Heading_20_2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06pt solid #000000" fo:border-bottom="0.06pt solid #000000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گزارش روزانه <text:s/></text:p>
      </style:header>
      <style:footer>
        <text:h text:style-name="MP2" text:outline-level="2"><text:page-number text:select-page="current">6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6:10:35.983043015</meta:creation-date>
    <meta:generator>LibreOffice/7.5.2.2$Linux_X86_64 LibreOffice_project/50$Build-2</meta:generator>
    <dc:date>2023-06-28T13:56:46.474625654</dc:date>
    <meta:editing-duration>PT16H3M48S</meta:editing-duration>
    <meta:editing-cycles>8</meta:editing-cycles>
    <meta:document-statistic meta:table-count="0" meta:image-count="0" meta:object-count="0" meta:page-count="14" meta:paragraph-count="223" meta:word-count="1330" meta:character-count="6580" meta:non-whitespace-character-count="5346"/>
  </office:meta>
</office:document-meta>
</file>